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03cbfa8" officeooo:paragraph-rsid="003cbfa8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2pt" officeooo:rsid="0077fcd2" officeooo:paragraph-rsid="008013d8" style:font-size-asian="12pt" style:font-size-complex="12pt"/>
    </style:style>
    <style:style style:name="P5" style:family="paragraph" style:parent-style-name="Table_20_Contents">
      <style:paragraph-properties fo:text-align="justify" style:justify-single-word="false"/>
      <style:text-properties style:font-name="Liberation Serif" fo:font-size="12pt" officeooo:rsid="007a1241" officeooo:paragraph-rsid="0077fcd2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12pt" officeooo:rsid="007c8d55" officeooo:paragraph-rsid="00718c3b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12pt" officeooo:rsid="007c8d55" officeooo:paragraph-rsid="0081450f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size="12pt" officeooo:rsid="007cf112" officeooo:paragraph-rsid="007cf112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" fo:font-size="12pt" officeooo:rsid="007cf112" officeooo:paragraph-rsid="007e9022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" fo:font-size="12pt" officeooo:rsid="00830773" officeooo:paragraph-rsid="00830773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Liberation Serif" fo:font-size="12pt" officeooo:rsid="007e9022" officeooo:paragraph-rsid="007e9022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Liberation Serif" fo:font-size="12pt" officeooo:rsid="00665c4c" officeooo:paragraph-rsid="007a1241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officeooo:rsid="00830773" officeooo:paragraph-rsid="00830773"/>
    </style:style>
    <style:style style:name="P14" style:family="paragraph" style:parent-style-name="Table_20_Contents">
      <style:paragraph-properties fo:text-align="start" style:justify-single-word="false"/>
      <style:text-properties fo:color="#0000ff" style:font-name="Liberation Serif" fo:font-size="12pt" officeooo:rsid="0081450f" officeooo:paragraph-rsid="0081450f" style:font-size-asian="12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fo:color="#0000ff" style:font-name="Liberation Serif" fo:font-size="12pt" officeooo:rsid="007c8d55" officeooo:paragraph-rsid="007c8d55" style:font-size-asian="12pt" style:font-size-complex="12pt"/>
    </style:style>
    <style:style style:name="P16" style:family="paragraph" style:parent-style-name="Table_20_Contents">
      <style:paragraph-properties fo:text-align="justify" style:justify-single-word="false"/>
      <style:text-properties fo:color="#0000ff" style:font-name="Liberation Serif" fo:font-size="12pt" officeooo:rsid="007cf112" officeooo:paragraph-rsid="0081450f" style:font-size-asian="12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fo:color="#0000ff" style:font-name="Liberation Serif" fo:font-size="12pt" officeooo:rsid="007e9022" officeooo:paragraph-rsid="007e9022" style:font-size-asian="12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style:use-window-font-color="true" style:font-name="Liberation Serif" fo:font-size="12pt" officeooo:rsid="0086e91d" officeooo:paragraph-rsid="008ad4f1" style:font-size-asian="12pt" style:font-size-complex="12pt"/>
    </style:style>
    <style:style style:name="P19" style:family="paragraph" style:parent-style-name="Standard">
      <style:text-properties style:font-name="Liberation Serif" fo:font-size="10pt" officeooo:rsid="0078683b" officeooo:paragraph-rsid="008dcb1c" style:font-size-asian="8.75pt" style:font-size-complex="10pt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0pt" fo:font-weight="normal" officeooo:rsid="01e03e6a" officeooo:paragraph-rsid="008dcb1c" style:font-size-asian="10pt" style:font-weight-asian="normal" style:font-size-complex="10pt" style:font-weight-complex="normal"/>
    </style:style>
    <style:style style:name="P21" style:family="paragraph" style:parent-style-name="Table_20_Contents" style:list-style-name="L1">
      <style:paragraph-properties fo:text-align="start" style:justify-single-word="false"/>
      <style:text-properties style:font-name="Liberation Serif" fo:font-size="12pt" officeooo:rsid="007e9022" officeooo:paragraph-rsid="008ad4f1" style:font-size-asian="12pt" style:font-size-complex="12pt"/>
    </style:style>
    <style:style style:name="P22" style:family="paragraph" style:parent-style-name="Table_20_Contents" style:list-style-name="L1">
      <style:paragraph-properties fo:text-align="start" style:justify-single-word="false"/>
      <style:text-properties officeooo:rsid="0081450f" officeooo:paragraph-rsid="0081450f"/>
    </style:style>
    <style:style style:name="P23" style:family="paragraph" style:parent-style-name="Table_20_Contents" style:list-style-name="L1">
      <style:paragraph-properties fo:text-align="start" style:justify-single-word="false"/>
      <style:text-properties officeooo:paragraph-rsid="007c8d55"/>
    </style:style>
    <style:style style:name="P24" style:family="paragraph" style:parent-style-name="Table_20_Contents" style:list-style-name="L1">
      <style:paragraph-properties fo:text-align="start" style:justify-single-word="false"/>
      <style:text-properties officeooo:paragraph-rsid="007cf112"/>
    </style:style>
    <style:style style:name="P25" style:family="paragraph" style:parent-style-name="Table_20_Contents" style:list-style-name="L1">
      <style:paragraph-properties fo:text-align="start" style:justify-single-word="false"/>
      <style:text-properties officeooo:paragraph-rsid="007e9022"/>
    </style:style>
    <style:style style:name="P26" style:family="paragraph" style:parent-style-name="Table_20_Contents" style:list-style-name="L1">
      <style:paragraph-properties fo:text-align="start" style:justify-single-word="false"/>
      <style:text-properties officeooo:rsid="008013d8" officeooo:paragraph-rsid="0081450f"/>
    </style:style>
    <style:style style:name="P27" style:family="paragraph" style:parent-style-name="Table_20_Contents" style:list-style-name="L1">
      <style:paragraph-properties fo:text-align="start" style:justify-single-word="false"/>
      <style:text-properties style:use-window-font-color="true" style:font-name="Liberation Serif" fo:font-size="12pt" officeooo:rsid="0086e91d" officeooo:paragraph-rsid="008ad4f1" style:font-size-asian="12pt" style:font-size-complex="12pt"/>
    </style:style>
    <style:style style:name="P28" style:family="paragraph" style:parent-style-name="Table_20_Contents" style:list-style-name="L1">
      <style:paragraph-properties fo:text-align="start" style:justify-single-word="false"/>
      <style:text-properties style:use-window-font-color="true" style:font-name="Liberation Serif" fo:font-size="12pt" officeooo:rsid="00878898" officeooo:paragraph-rsid="008ad4f1" style:font-size-asian="12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officeooo:rsid="00830773" officeooo:paragraph-rsid="00830773"/>
    </style:style>
    <style:style style:name="P30" style:family="paragraph" style:parent-style-name="Table_20_Contents">
      <style:paragraph-properties fo:text-align="start" style:justify-single-word="false"/>
      <style:text-properties officeooo:rsid="0091b662" officeooo:paragraph-rsid="0091b662"/>
    </style:style>
    <style:style style:name="P31" style:family="paragraph" style:parent-style-name="Table_20_Contents" style:master-page-name="Standard">
      <style:paragraph-properties fo:text-align="start" style:justify-single-word="false" style:page-number="auto"/>
      <style:text-properties style:font-name="Liberation Serif" fo:font-size="12pt" officeooo:rsid="0081450f" officeooo:paragraph-rsid="0081450f" style:font-size-asian="12pt" style:font-size-complex="12pt"/>
    </style:style>
    <style:style style:name="P32" style:family="paragraph" style:parent-style-name="Table_20_Contents" style:list-style-name="L1">
      <style:paragraph-properties fo:text-align="start" style:justify-single-word="false" fo:break-before="page"/>
      <style:text-properties officeooo:paragraph-rsid="007e9022"/>
    </style:style>
    <style:style style:name="P3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868e86"/>
    </style:style>
    <style:style style:name="T2" style:family="text">
      <style:text-properties officeooo:rsid="00330f69"/>
    </style:style>
    <style:style style:name="T3" style:family="text">
      <style:text-properties style:font-name="Liberation Serif" fo:font-size="12pt" style:font-size-asian="12pt" style:font-size-complex="12pt"/>
    </style:style>
    <style:style style:name="T4" style:family="text">
      <style:text-properties style:font-name="Liberation Serif" fo:font-size="12pt" officeooo:rsid="0073a0a2" style:font-size-asian="12pt" style:font-size-complex="12pt"/>
    </style:style>
    <style:style style:name="T5" style:family="text">
      <style:text-properties style:font-name="Liberation Serif" fo:font-size="12pt" officeooo:rsid="007c8d55" style:font-size-asian="12pt" style:font-size-complex="12pt"/>
    </style:style>
    <style:style style:name="T6" style:family="text">
      <style:text-properties style:font-name="Liberation Serif" fo:font-size="12pt" officeooo:rsid="007cf112" style:font-size-asian="12pt" style:font-size-complex="12pt"/>
    </style:style>
    <style:style style:name="T7" style:family="text">
      <style:text-properties style:font-name="Liberation Serif" fo:font-size="12pt" officeooo:rsid="007605cd" style:font-size-asian="12pt" style:font-size-complex="12pt"/>
    </style:style>
    <style:style style:name="T8" style:family="text">
      <style:text-properties style:font-name="Liberation Serif" fo:font-size="12pt" officeooo:rsid="0074c544" style:font-size-asian="12pt" style:font-size-complex="12pt"/>
    </style:style>
    <style:style style:name="T9" style:family="text">
      <style:text-properties style:font-name="Liberation Serif" fo:font-size="12pt" officeooo:rsid="007e9022" style:font-size-asian="12pt" style:font-size-complex="12pt"/>
    </style:style>
    <style:style style:name="T10" style:family="text">
      <style:text-properties style:font-name="Liberation Serif" fo:font-size="12pt" officeooo:rsid="0077fcd2" style:font-size-asian="12pt" style:font-size-complex="12pt"/>
    </style:style>
    <style:style style:name="T11" style:family="text">
      <style:text-properties style:font-name="Liberation Serif" fo:font-size="12pt" officeooo:rsid="0084c475" style:font-size-asian="12pt" style:font-size-complex="12pt"/>
    </style:style>
    <style:style style:name="T12" style:family="text">
      <style:text-properties style:font-name="Liberation Serif" fo:font-size="12pt" officeooo:rsid="008c5981" style:font-size-asian="12pt" style:font-size-complex="12pt"/>
    </style:style>
    <style:style style:name="T13" style:family="text">
      <style:text-properties style:font-name="Liberation Serif" fo:font-size="12pt" fo:font-style="italic" officeooo:rsid="007cf112" style:font-size-asian="12pt" style:font-style-asian="italic" style:font-size-complex="12pt" style:font-style-complex="italic"/>
    </style:style>
    <style:style style:name="T14" style:family="text">
      <style:text-properties fo:color="#0000ff" style:font-name="Liberation Serif" fo:font-size="12pt" style:font-size-asian="12pt" style:font-size-complex="12pt"/>
    </style:style>
    <style:style style:name="T15" style:family="text">
      <style:text-properties fo:color="#0000ff" style:font-name="Liberation Serif" fo:font-size="12pt" officeooo:rsid="007c8d55" style:font-size-asian="12pt" style:font-size-complex="12pt"/>
    </style:style>
    <style:style style:name="T16" style:family="text">
      <style:text-properties fo:color="#0000ff" style:font-name="Liberation Serif" fo:font-size="12pt" officeooo:rsid="007cf112" style:font-size-asian="12pt" style:font-size-complex="12pt"/>
    </style:style>
    <style:style style:name="T17" style:family="text">
      <style:text-properties fo:color="#0000ff" style:font-name="Liberation Serif" fo:font-size="12pt" officeooo:rsid="007e9022" style:font-size-asian="12pt" style:font-size-complex="12pt"/>
    </style:style>
    <style:style style:name="T18" style:family="text">
      <style:text-properties fo:color="#0000ff" style:font-name="Liberation Serif" fo:font-size="12pt" officeooo:rsid="007605cd" style:font-size-asian="12pt" style:font-size-complex="12pt"/>
    </style:style>
    <style:style style:name="T19" style:family="text">
      <style:text-properties fo:color="#0000ff" style:font-name="Liberation Serif" fo:font-size="12pt" officeooo:rsid="0077fcd2" style:font-size-asian="12pt" style:font-size-complex="12pt"/>
    </style:style>
    <style:style style:name="T20" style:family="text">
      <style:text-properties fo:color="#0000ff" officeooo:rsid="007605cd"/>
    </style:style>
    <style:style style:name="T21" style:family="text">
      <style:text-properties fo:color="#0000ff" officeooo:rsid="008ad4f1"/>
    </style:style>
    <style:style style:name="T22" style:family="text">
      <style:text-properties fo:color="#0000ff" officeooo:rsid="007c8d55"/>
    </style:style>
    <style:style style:name="T23" style:family="text">
      <style:text-properties fo:color="#33cc66" style:font-name="Liberation Serif" fo:font-size="12pt" style:font-size-asian="12pt" style:font-size-complex="12pt"/>
    </style:style>
    <style:style style:name="T24" style:family="text">
      <style:text-properties fo:color="#33cc66" style:font-name="Liberation Serif" fo:font-size="12pt" officeooo:rsid="007c8d55" style:font-size-asian="12pt" style:font-size-complex="12pt"/>
    </style:style>
    <style:style style:name="T25" style:family="text">
      <style:text-properties fo:color="#33cc66" style:font-name="Liberation Serif" fo:font-size="12pt" officeooo:rsid="007cf112" style:font-size-asian="12pt" style:font-size-complex="12pt"/>
    </style:style>
    <style:style style:name="T26" style:family="text">
      <style:text-properties fo:color="#33cc66" style:font-name="Liberation Serif" fo:font-size="12pt" officeooo:rsid="0073a0a2" style:font-size-asian="12pt" style:font-size-complex="12pt"/>
    </style:style>
    <style:style style:name="T27" style:family="text">
      <style:text-properties fo:color="#33cc66" style:font-name="Liberation Serif" fo:font-size="12pt" officeooo:rsid="007e9022" style:font-size-asian="12pt" style:font-size-complex="12pt"/>
    </style:style>
    <style:style style:name="T28" style:family="text">
      <style:text-properties fo:color="#33cc66" style:font-name="Liberation Serif" fo:font-size="12pt" officeooo:rsid="0077fcd2" style:font-size-asian="12pt" style:font-size-complex="12pt"/>
    </style:style>
    <style:style style:name="T29" style:family="text">
      <style:text-properties officeooo:rsid="007c8d55"/>
    </style:style>
    <style:style style:name="T30" style:family="text">
      <style:text-properties style:use-window-font-color="true" style:font-name="Liberation Serif" fo:font-size="12pt" officeooo:rsid="008c5981" style:font-size-asian="12pt" style:font-size-complex="12pt"/>
    </style:style>
    <style:style style:name="T31" style:family="text">
      <style:text-properties fo:font-style="normal" fo:font-weight="bold" style:font-style-asian="normal" style:font-weight-asian="bold" style:font-style-complex="normal" style:font-weight-complex="bold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tyle="normal" officeooo:rsid="00840c47" style:font-style-asian="normal" style:font-style-complex="normal"/>
    </style:style>
    <style:style style:name="T34" style:family="text">
      <style:text-properties fo:font-style="normal" officeooo:rsid="00433024" style:font-style-asian="normal" style:font-style-complex="normal"/>
    </style:style>
    <style:style style:name="T35" style:family="text">
      <style:text-properties fo:font-style="normal" officeooo:rsid="004259cd" style:font-style-asian="normal" style:font-style-complex="normal"/>
    </style:style>
    <style:style style:name="T36" style:family="text">
      <style:text-properties fo:font-style="normal" officeooo:rsid="00383709" style:font-style-asian="normal" style:font-style-complex="normal"/>
    </style:style>
    <style:style style:name="T37" style:family="text">
      <style:text-properties fo:font-style="normal" officeooo:rsid="003fa25e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Abfragen zu Kunden und Lieferanten</text:p>
      <text:p text:style-name="P6"/>
      <text:list xml:id="list1782927064" text:style-name="L1">
        <text:list-item>
          <text:p text:style-name="P22"><text:span text:style-name="T5">L</text:span><text:span text:style-name="T3">iste alle Kunden mit Namen und Städten auf, die aus Deutschland kommen.<text:line-break/></text:span><text:span text:style-name="T14">SELECT CustomerName, City FROM Customers WHERE Country = 'Germany';</text:span></text:p>
        </text:list-item>
      </text:list>
      <text:p text:style-name="P14"/>
      <text:list xml:id="list200847090472054" text:continue-numbering="true" text:style-name="L1">
        <text:list-item>
          <text:p text:style-name="P23"><text:span text:style-name="T5">Liste alle </text:span><text:span text:style-name="T4">Länder auf, in denen </text:span><text:span text:style-name="T5">die Firma Northwind </text:span><text:span text:style-name="T4">Kunden </text:span><text:span text:style-name="T6">hat.</text:span><text:span text:style-name="T4"><text:line-break/></text:span><text:span text:style-name="T15">SELECT </text:span><text:span text:style-name="T24">DISTINCT</text:span><text:span text:style-name="T15"> Country FROM Customers;</text:span></text:p>
        </text:list-item>
      </text:list>
      <text:p text:style-name="P15"/>
      <text:list xml:id="list200847009606774" text:continue-numbering="true" text:style-name="L1">
        <text:list-item>
          <text:p text:style-name="P24"><text:span text:style-name="T5">Liste alle </text:span><text:span text:style-name="T4">Länder auf, in denen </text:span><text:span text:style-name="T5">die Firma Northwind </text:span><text:span text:style-name="T4">Kunden </text:span><text:span text:style-name="T13">und Lieferanten</text:span><text:span text:style-name="T6"> hat.</text:span><text:span text:style-name="T4"><text:line-break/></text:span><text:span text:style-name="T15">SELECT Country FROM Customers<text:line-break/></text:span><text:span text:style-name="T24">UNION</text:span><text:span text:style-name="T15"><text:line-break/>SELECT Country FROM Suppliers;</text:span><text:span text:style-name="T5"><text:line-break/></text:span><text:span text:style-name="T6">(UNION lässt automatisch Dopplungen weg, </text:span><text:span text:style-name="T12">daher ist DISTINCT hier nicht notwendig.</text:span><text:span text:style-name="T6">)</text:span></text:p>
        </text:list-item>
      </text:list>
      <text:p text:style-name="P7"/>
      <text:list xml:id="list200846013365218" text:continue-numbering="true" text:style-name="L1">
        <text:list-item>
          <text:p text:style-name="P26"><text:span text:style-name="T9">L</text:span><text:span text:style-name="T3">iste alle Kunden mit Namen und Land auf, die keine Postleitzahl haben.<text:line-break/></text:span><text:span text:style-name="T14">SELECT CustomerName, Country FROM Customers WHERE PostalCode </text:span><text:span text:style-name="T23">IS NULL</text:span><text:span text:style-name="T14">;<text:line-break/></text:span><text:span text:style-name="T30">Hinweis: Es gibt einen Datensatz ohne Postleitzahl, leider steht in dieser Datenbank dort jedoch nicht NULL sondern ein „leerer String“. Diesen findet man über WHERE PostalCode = '';</text:span></text:p>
        </text:list-item>
      </text:list>
      <text:p text:style-name="P16"/>
      <text:list xml:id="list200846446205294" text:continue-numbering="true" text:style-name="L1">
        <text:list-item>
          <text:p text:style-name="P24"><text:span text:style-name="T6">Liste die </text:span><text:span text:style-name="T4">Kunden mit Name und vollst. Adresse auf, die aus den skandinavischen Ländern (Denmark,</text:span><text:span text:style-name="T6"> Finland, </text:span><text:span text:style-name="T4">Norway, Sweden) kommen, </text:span><text:span text:style-name="T6">sortiert nach den Ländern.</text:span><text:span text:style-name="T4"><text:line-break/></text:span><text:span text:style-name="T16">SELECT CustomerName, Address, City, PostalCode, Country FROM Customers<text:line-break/>WHERE </text:span><text:span text:style-name="T25">Country IN ('</text:span><text:span text:style-name="T26">Denmark</text:span><text:span text:style-name="T25">'</text:span><text:span text:style-name="T26">,</text:span><text:span text:style-name="T25"> 'Finland', '</text:span><text:span text:style-name="T26">Norway</text:span><text:span text:style-name="T25">'</text:span><text:span text:style-name="T26">, </text:span><text:span text:style-name="T25">'</text:span><text:span text:style-name="T26">Sweden</text:span><text:span text:style-name="T25">')</text:span><text:span text:style-name="T16"> ORDER BY Country;</text:span></text:p>
        </text:list-item>
      </text:list>
      <text:p text:style-name="P8"/>
      <text:list xml:id="list200847561027010" text:continue-numbering="true" text:style-name="L1">
        <text:list-item>
          <text:p text:style-name="P22"><text:span text:style-name="T6">W</text:span><text:span text:style-name="T3">elche Kunden verwenden ein Postfach als Adresse? (engl. P.O. Box)<text:line-break/></text:span><text:span text:style-name="T14">SELECT CustomerName, Address FROM Customers WHERE </text:span><text:span text:style-name="T23">Address LIKE '%P.O.%'</text:span><text:span text:style-name="T14">;</text:span></text:p>
        </text:list-item>
      </text:list>
      <text:p text:style-name="P8"/>
      <text:p text:style-name="P13"><text:span text:style-name="T6">A</text:span><text:span text:style-name="T3">bfragen zu Produkten</text:span></text:p>
      <text:p text:style-name="P10"/>
      <text:list xml:id="list200846287764750" text:continue-numbering="true" text:style-name="L1">
        <text:list-item>
          <text:p text:style-name="P24"><text:span text:style-name="T6">Liste alle </text:span><text:span text:style-name="T7">Produkt</text:span><text:span text:style-name="T6">namen und -IDs</text:span><text:span text:style-name="T7"> </text:span><text:span text:style-name="T6">in alphabetischer Reihenfolge auf.<text:line-break/></text:span><text:span text:style-name="T16">SELECT ProductID, ProductName FROM Products ORDER BY ProductName;</text:span></text:p>
        </text:list-item>
      </text:list>
      <text:p text:style-name="P8"/>
      <text:list xml:id="list200846932098854" text:continue-numbering="true" text:style-name="L1">
        <text:list-item>
          <text:p text:style-name="P24"><text:span text:style-name="T6">Liste die </text:span><text:span text:style-name="T8">Produk</text:span><text:span text:style-name="T6">te (mit Namen und Preisen) auf</text:span><text:span text:style-name="T8">, die mehr als $10 kosten </text:span><text:span text:style-name="T7">und </text:span><text:span text:style-name="T6">zu</text:span><text:span text:style-name="T7"> Kategorie 1 </text:span><text:span text:style-name="T6">gehören</text:span><text:span text:style-name="T7">. </text:span><text:span text:style-name="T6">Die Liste soll nach Preisen sortiert sein, </text:span><text:span text:style-name="T7">mit dem höchsten Preis </text:span><text:span text:style-name="T6">zuerst.<text:line-break/></text:span><text:span text:style-name="T16">SELECT ProductName, Price FROM Products <text:line-break/>WHERE CategoryID = 1 AND Price &gt;= 10 </text:span><text:span text:style-name="T25">ORDER BY Price DESC</text:span><text:span text:style-name="T16">;</text:span></text:p>
        </text:list-item>
      </text:list>
      <text:p text:style-name="P8"/>
      <text:list xml:id="list200848086115118" text:continue-numbering="true" text:style-name="L1">
        <text:list-item>
          <text:p text:style-name="P25"><text:span text:style-name="T6">Liste die </text:span><text:span text:style-name="T7">Produkte </text:span><text:span text:style-name="T9">außer denen aus Kategorie 1</text:span><text:span text:style-name="T7"> </text:span><text:span text:style-name="T6">auf</text:span><text:span text:style-name="T7">, die zwischen $10 und $20 kosten.<text:line-break/></text:span><text:span text:style-name="T16">SELECT ProductName, Price FROM Products<text:line-break/>WHERE </text:span><text:span text:style-name="T27">CategoryID &lt;&gt; 1</text:span><text:span text:style-name="T17"> AND </text:span><text:span text:style-name="T16">Price &gt;= 10 AND Price &lt;= 20;</text:span></text:p>
        </text:list-item>
      </text:list>
      <text:p text:style-name="P9"/>
      <text:list xml:id="list200847777975947" text:continue-numbering="true" text:style-name="L1">
        <text:list-item>
          <text:p text:style-name="P25"><text:span text:style-name="T9">Liste die </text:span><text:span text:style-name="T7">Produk</text:span><text:span text:style-name="T9">t</text:span><text:span text:style-name="T11">e</text:span><text:span text:style-name="T9"> auf, deren Name </text:span><text:span text:style-name="T7">mit C </text:span><text:span text:style-name="T9">anfängt.<text:line-break/></text:span><text:span text:style-name="T17">SELECT ProductName FROM Products<text:line-break/>WHERE ProductName </text:span><text:span text:style-name="T27">LIKE 'C%'</text:span><text:span text:style-name="T17">;</text:span></text:p>
        </text:list-item>
      </text:list>
      <text:p text:style-name="P11"/>
      <text:list xml:id="list200847070981440" text:continue-numbering="true" text:style-name="L1">
        <text:list-item>
          <text:p text:style-name="P21"><text:span text:style-name="T9">Welche Produkte sind in Dosen („tin“ bzw. „can“) verpackt?<text:line-break/></text:span><text:span text:style-name="T20">SELECT ProductName FROM Products WHERE </text:span><text:span text:style-name="T21">Unit</text:span><text:span text:style-name="T20"> LIKE '%</text:span><text:span text:style-name="T21">can</text:span><text:span text:style-name="T20">%' OR </text:span><text:span text:style-name="T21">Unit</text:span><text:span text:style-name="T20"> LIKE '%</text:span><text:span text:style-name="T21">tin</text:span><text:span text:style-name="T20">%';</text:span></text:p>
        </text:list-item>
      </text:list>
      <text:p text:style-name="P11"/>
      <text:p text:style-name="P11"/>
      <text:list xml:id="list200847191286486" text:continue-numbering="true" text:style-name="L1">
        <text:list-item>
          <text:p text:style-name="P32"><text:span text:style-name="T9">Liste a</text:span><text:span text:style-name="T8">lle Biersorten aus den Produkten auf (</text:span><text:span text:style-name="T9">d.h. der </text:span><text:span text:style-name="T8">Name enthält Bier, Lager oder Stout).<text:line-break/></text:span><text:span text:style-name="T18">SELECT ProductName FROM Products WHERE ProductName LIKE '%stout%' OR ProductName LIKE '%bier%' OR ProductName LIKE '%lager%';</text:span></text:p>
        </text:list-item>
      </text:list>
      <text:p text:style-name="P13"/>
      <text:p text:style-name="P30">Weitere Abfragen</text:p>
      <text:p text:style-name="P30"/>
      <text:list xml:id="list200847864330298" text:continue-numbering="true" text:style-name="L1">
        <text:list-item>
          <text:p text:style-name="P25"><text:span text:style-name="T9">Liste a</text:span><text:span text:style-name="T10">lle Bestellungen auf, die im Jahr 1996 getätigt wurden.<text:line-break/></text:span><text:span text:style-name="T19">SELECT * FROM Orders WHERE </text:span><text:span text:style-name="T28">OrderDate BETWEEN #1/1/1996# AND #12/31/1996#</text:span><text:span text:style-name="T19">;</text:span></text:p>
        </text:list-item>
      </text:list>
      <text:p text:style-name="P17"/>
      <text:list xml:id="list200847425040743" text:continue-numbering="true" text:style-name="L1">
        <text:list-item>
          <text:p text:style-name="P27"><text:span text:style-name="T29">Für welche Mitarbeiter enthält die Beschreibung das Wort „sales representative“?<text:line-break/></text:span><text:span text:style-name="T22">SELECT FirstName, LastName FROM Employees <text:line-break/>WHERE Notes LIKE '%sales representative%';</text:span></text:p>
        </text:list-item>
      </text:list>
      <text:p text:style-name="P18"/>
      <text:list xml:id="list200847988222080" text:continue-numbering="true" text:style-name="L1">
        <text:list-item>
          <text:p text:style-name="P28"><text:span text:style-name="T29">Welche Mitarbeiter sind 1960 oder später geboren?<text:line-break/></text:span><text:span text:style-name="T22">SELECT FirstName, LastName FROM Employees <text:line-break/>WHERE </text:span><text:span text:style-name="T21">BirthDate</text:span><text:span text:style-name="T22"> </text:span><text:span text:style-name="T21">BETWEEN #1/1/1960# AND #1/1/2500#</text:span><text:span text:style-name="T22">;</text:span></text:p>
        </text:list-item>
      </text:list>
      <text:p text:style-name="P4"/>
      <text:p text:style-name="P5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9"><text:soft-page-break/></text:p>
      <text:p text:style-name="P19"><draw:frame text:anchor-type="paragraph" draw:z-index="0" draw:name="Form1" draw:style-name="gr1" draw:text-style-name="P33" svg:width="1.795cm" svg:height="0.63cm" svg:x="15.217cm" svg:y="0.238cm"><draw:image xlink:href="Pictures/10000000000000580000001F196641809BB809C4.png" xlink:type="simple" xlink:show="embed" xlink:actuate="onLoad" loext:mime-type="image/png"><text:p/></draw:image></draw:frame></text:p>
      <text:p text:style-name="P20"><text:span text:style-name="T31">Autor: </text:span><text:span text:style-name="T32">Christian Pothmann – </text:span><text:a xlink:type="simple" xlink:href="https://cpothmann.de/" text:style-name="Internet_20_link" text:visited-style-name="Visited_20_Internet_20_Link"><text:span text:style-name="T32">c</text:span></text:a><text:a xlink:type="simple" xlink:href="https://cpothmann.de/" text:style-name="Internet_20_link" text:visited-style-name="Visited_20_Internet_20_Link"><text:span text:style-name="T33">pothmann.de</text:span></text:a><text:span text:style-name="T33">, </text:span><text:span text:style-name="T34">f</text:span><text:span text:style-name="T32">reigegeben unter </text:span><text:a xlink:type="simple" xlink:href="https://creativecommons.org/licenses/by-nc-sa/4.0/" text:style-name="Internet_20_link" text:visited-style-name="Visited_20_Internet_20_Link"><text:span text:style-name="T32">CC BY-NC-SA 4.0</text:span></text:a><text:span text:style-name="T32">, </text:span><text:span text:style-name="T35">Ju</text:span><text:span text:style-name="T36">l</text:span><text:span text:style-name="T35">i</text:span><text:span text:style-name="T37">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3cbfa8" officeooo:paragraph-rsid="003cbfa8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868e86"/>
    </style:style>
    <style:style style:name="MT2" style:family="text">
      <style:text-properties officeooo:rsid="00330f6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SQL Einstieg – <text:span text:style-name="MT1">Lösungen</text:span></text:p>
            </table:table-cell>
            <table:table-cell table:style-name="Tabelle1.A1" office:value-type="string">
              <text:p text:style-name="MP2">Seite <text:page-number text:select-page="current">3</text:page-number></text:p>
            </table:table-cell>
            <table:table-cell table:style-name="Tabelle1.A1" office:value-type="string">
              <text:p text:style-name="MP3">Informatik – <text:span text:style-name="MT2">Datenbanken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7-11T20:08:45.555000000</dc:date>
    <meta:editing-duration>PT8H52M47S</meta:editing-duration>
    <meta:editing-cycles>92</meta:editing-cycles>
    <meta:generator>LibreOffice/6.2.5.2$Windows_X86_64 LibreOffice_project/1ec314fa52f458adc18c4f025c545a4e8b22c159</meta:generator>
    <meta:document-statistic meta:table-count="1" meta:image-count="0" meta:object-count="0" meta:page-count="3" meta:paragraph-count="22" meta:word-count="445" meta:character-count="2981" meta:non-whitespace-character-count="2567"/>
  </office:meta>
</office:document-meta>
</file>